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Configurations2/accelerator/current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office:version="1.1">
  <office:font-face-decls>
    <style:font-face svg:font-family="Arial" style:font-family-generic="swiss" style:name="Arial" style:font-pitch="variable"/>
    <style:font-face svg:font-family="'Arial Unicode MS'" style:font-family-generic="system" style:name="Arial Unicode MS" style:font-pitch="variable"/>
    <style:font-face svg:font-family="Mangal" style:font-family-generic="system" style:name="Mangal" style:font-pitch="variable"/>
    <style:font-face svg:font-family="'Microsoft YaHei'" style:font-family-generic="system" style:name="Microsoft YaHei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5.334cm"/>
    </style:style>
    <style:style style:family="table-column" style:name="co2">
      <style:table-column-properties fo:break-before="auto" style:column-width="2.258cm"/>
    </style:style>
    <style:style style:family="table-row" style:name="ro1">
      <style:table-row-properties fo:break-before="auto" style:use-optimal-row-height="true" style:row-height="0.473cm"/>
    </style:style>
    <style:style style:family="table-row" style:name="ro2">
      <style:table-row-properties fo:break-before="auto" style:use-optimal-row-height="true" style:row-height="0.453cm"/>
    </style:style>
    <style:style style:family="table" style:name="ta1" style:master-page-name="Default">
      <style:table-properties style:writing-mode="lr-tb" table:display="true"/>
    </style:style>
    <style:style style:family="table-cell" style:parent-style-name="Default" style:name="ce1">
      <style:text-properties style:font-weight-complex="bold" fo:font-weight="bold" style:font-weight-asian="bold"/>
    </style:style>
  </office:automatic-styles>
  <office:body>
    <office:spreadsheet>
      <table:table table:style-name="ta1" table:name="Estimation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Aggregation</text:p>
          </table:table-cell>
          <table:table-cell/>
        </table:table-row>
        <table:table-row>
          <table:table-cell table:formula="Total estimated hours"/>
          <table:table-cell table:formula="=SUM(Data.B2:Data.B6"/>
        </table:table-row>
        <table:table-row>
          <table:table-cell table:formula="Total estimated cost"/>
          <table:table-cell table:formula="=SUM(Data.C2:Data.C6"/>
        </table:table-row>
        <table:table-row table:style-name="ro2">
          <table:table-cell/>
          <table:table-cell/>
        </table:table-row>
        <table:table-row table:style-name="ro1">
          <table:table-cell table:style-name="ce1" office:value-type="string">
            <text:p>Settings</text:p>
          </table:table-cell>
          <table:table-cell/>
        </table:table-row>
        <table:table-row table:style-name="ro2">
          <table:table-cell office:value-type="string">
            <text:p>Hourly rate</text:p>
          </table:table-cell>
          <table:table-cell office:value="1000" office:value-type="float">
            <text:p>1000</text:p>
          </table:table-cell>
        </table:table-row>
        <table:table-row table:style-name="ro2">
          <table:table-cell office:value-type="string">
            <text:p>Effective hours per day</text:p>
          </table:table-cell>
          <table:table-cell office:value="5" office:value-type="float">
            <text:p>5</text:p>
          </table:table-cell>
        </table:table-row>
        <table:table-row table:style-name="ro2">
          <table:table-cell/>
          <table:table-cell/>
        </table:table-row>
        <table:table-row table:style-name="ro1">
          <table:table-cell table:style-name="ce1" office:value-type="string">
            <text:p>Calculations</text:p>
          </table:table-cell>
          <table:table-cell/>
        </table:table-row>
        <table:table-row table:style-name="ro2">
          <table:table-cell office:value-type="string">
            <text:p>Calculated cost</text:p>
          </table:table-cell>
          <table:table-cell table:formula="of:=SUM([.B2]*[.B6])" office:value="0" office:value-type="float">
            <text:p>0</text:p>
          </table:table-cell>
        </table:table-row>
        <table:table-row table:style-name="ro2">
          <table:table-cell office:value-type="string">
            <text:p>Estimated work weeks</text:p>
          </table:table-cell>
          <table:table-cell table:formula="of:=SUM(([.B2]/[.B7])/5)" office:value="0" office:value-type="float">
            <text:p>#DIV/0!</text:p>
          </table:table-cell>
        </table:table-row>
      </table:table>
      <table:named-expressions/>
      <table:table table:name="Data">
        <table:table-row>
          <table:table-cell table:formula="Name"/>
          <table:table-cell table:formula="Hours"/>
          <table:table-cell table:formula="Cost"/>
        </table:table-row>
        <table:table-row>
          <table:table-cell table:formula="Customer service automation"/>
          <table:table-cell>
            <text:p/>
          </table:table-cell>
          <table:table-cell>
            <text:p/>
          </table:table-cell>
        </table:table-row>
        <table:table-row>
          <table:table-cell table:formula="Question form"/>
          <table:table-cell>
            <text:p/>
          </table:table-cell>
          <table:table-cell>
            <text:p/>
          </table:table-cell>
        </table:table-row>
        <table:table-row>
          <table:table-cell table:formula="Ticket system"/>
          <table:table-cell>
            <text:p/>
          </table:table-cell>
          <table:table-cell>
            <text:p/>
          </table:table-cell>
        </table:table-row>
        <table:table-row>
          <table:table-cell table:formula="Sales force automation"/>
          <table:table-cell>
            <text:p/>
          </table:table-cell>
          <table:table-cell>
            <text:p/>
          </table:table-cell>
        </table:table-row>
        <table:table-row>
          <table:table-cell table:formula="Provide customer info"/>
          <table:table-cell>
            <text:p/>
          </table:table-cell>
          <table:table-cell>
            <text:p/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office:version="1.1">
  <office:font-face-decls>
    <style:font-face svg:font-family="Arial" style:font-family-generic="swiss" style:name="Arial" style:font-pitch="variable"/>
    <style:font-face svg:font-family="'Arial Unicode MS'" style:font-family-generic="system" style:name="Arial Unicode MS" style:font-pitch="variable"/>
    <style:font-face svg:font-family="Mangal" style:font-family-generic="system" style:name="Mangal" style:font-pitch="variable"/>
    <style:font-face svg:font-family="'Microsoft YaHei'" style:font-family-generic="system" style:name="Microsoft YaHei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1.25cm"/>
      <style:text-properties fo:language="nb" style:font-name="Arial" fo:country="NO" style:language-complex="hi" style:language-asian="zh" style:country-complex="IN" style:country-asian="CN" style:font-name-asian="Arial Unicode MS" style:font-name-complex="Tahoma"/>
    </style:default-style>
    <number:number-style style:name="N0">
      <number:number number:min-integer-digits="1"/>
    </number:number-style>
    <number:currency-style style:volatile="true" style:name="N109P0">
      <number:currency-symbol number:country="NO" number:language="nb">kr</number:currency-symbol>
      <number:text/>
      <number:number number:grouping="true" number:decimal-places="2" number:min-integer-digits="1"/>
    </number:currency-style>
    <number:currency-style style:name="N109">
      <style:text-properties fo:color="#ff0000"/>
      <number:text>-</number:text>
      <number:currency-symbol number:country="NO" number:language="nb">kr</number:currency-symbol>
      <number:text/>
      <number:number number:grouping="true" number:decimal-places="2" number:min-integer-digits="1"/>
      <style:map style:condition="value()&gt;=0" style:apply-style-name="N109P0"/>
    </number:currency-style>
    <style:style style:family="table-cell" style:name="Default">
      <style:text-properties style:font-name-asian="Microsoft YaHei" style:font-name-complex="Mang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9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office:version="1.1">
  <office:meta>
    <dc:title>Reqy requirements</dc:title>
    <dc:date>2012-08-24T12:35:33.35</dc:date>
    <meta:editing-duration>PT1H42M17S</meta:editing-duration>
    <meta:editing-cycles>6</meta:editing-cycles>
    <meta:document-statistic meta:object-count="0" meta:cell-count="14" meta:table-count="1"/>
    <dc:title>Requirements for project X</dc:title>
    <meta:generator>ODFPY/0.9.4</meta:generator>
  </office:meta>
</office:document-meta>
</file>